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QUERYU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QueryU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constructor</text:p>
          </table:table-cell>
          <table:table-cell table:style-name="Table3.B2" office:value-type="string">
            <text:p text:style-name="P11">login</text:p>
          </table:table-cell>
          <table:table-cell table:style-name="Table3.C2" office:value-type="string">
            <text:p text:style-name="P11">dcuadra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queryuser&gt;</text:p>
      <text:p text:style-name="P12"><text:tab/>&lt;login&gt;dcuadra&lt;/login&gt;</text:p>
      <text:p text:style-name="P13">&lt;/queryuser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42:20</dc:date>
    <dc:language>es-CO</dc:language>
    <meta:editing-cycles>63</meta:editing-cycles>
    <meta:editing-duration>PT38M46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0" meta:word-count="61" meta:character-count="437"/>
  </office:meta>
</office:document-meta>
</file>